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6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5.5/8" office:value-type="float" office:value="0.6875" calcext:value-type="float">
            <text:p>0.6875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table:formula="of:=0.75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9">00/00/0000</text:date>, <text:time style:data-style-name="N2" text:time-value="17:32:57.57435084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09T17:44:23.258357066</dc:date>
    <meta:editing-duration>P1DT22H21M23S</meta:editing-duration>
    <meta:editing-cycles>63</meta:editing-cycles>
    <meta:document-statistic meta:table-count="1" meta:cell-count="417" meta:object-count="0"/>
  </office:meta>
</office:document-meta>
</file>